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exceptiondialog2.py" manifest:media-type=""/>
  <manifest:file-entry manifest:full-path="Scripts/python/pythonpath/indoc/dialogcommons.py" manifest:media-type=""/>
  <manifest:file-entry manifest:full-path="Scripts/python/pythonpath/indoc/datedialog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points.py" manifest:media-type=""/>
  <manifest:file-entry manifest:full-path="Scripts/python/pythonpath/indoc/__init__.py" manifest:media-type=""/>
  <manifest:file-entry manifest:full-path="Scripts/python/pythonpath/indoc/commons.py" manifest:media-type=""/>
  <manifest:file-entry manifest:full-path="Scripts/python/pythonpath/indoc/documentevent.py" manifest:media-type=""/>
  <manifest:file-entry manifest:full-path="Scripts/python/pythonpath/indoc/ichiran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5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4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65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66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0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9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10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9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3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5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79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0" style:family="table-cell" style:parent-style-name="Default" style:data-style-name="N36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31" style:family="table-cell" style:parent-style-name="Default" style:data-style-name="N10113">
      <style:table-cell-properties fo:background-color="transparent" fo:border="none"/>
      <style:text-properties style:font-name="ＭＳ Ｐゴシック" style:font-name-asian="ＭＳ Ｐゴシック"/>
    </style:style>
    <style:style style:name="ce32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33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in-height="7.0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53"/>
        <table:table-column table:style-name="co2" table:default-cell-style-name="ce64"/>
        <table:table-column table:style-name="co1" table:number-columns-repeated="1022" table:default-cell-style-name="ce53"/>
        <table:table-row table:style-name="ro1">
          <table:table-cell table:style-name="ce52" office:value-type="string" calcext:value-type="string">
            <text:p>終了を消去</text:p>
          </table:table-cell>
          <table:table-cell/>
          <table:table-cell table:style-name="ce52" office:value-type="string" calcext:value-type="string">
            <text:p>全印刷</text:p>
          </table:table-cell>
          <table:table-cell table:style-name="ce52" office:value-type="string" calcext:value-type="string">
            <text:p>過去月</text:p>
          </table:table-cell>
          <table:table-cell table:style-name="ce52"/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office:annotation draw:style-name="gr1" draw:text-style-name="P2" svg:width="28.99mm" svg:height="9.39mm" svg:x="80.87mm" svg:y="0mm" draw:caption-point-x="-6.1mm" draw:caption-point-y="7.29mm">
              <dc:date>2018-08-26T00:00:00</dc:date>
              <text:p text:style-name="P1"><text:span text:style-name="T1">年と月のみ使用</text:span></text:p>
            </office:annotation>
            <text:p>開始日</text:p>
          </table:table-cell>
          <table:table-cell office:value-type="string" calcext:value-type="string">
            <office:annotation draw:style-name="gr2" draw:text-style-name="P2" svg:width="28.99mm" svg:height="9.07mm" svg:x="103.45mm" svg:y="0mm" draw:caption-point-x="-6.1mm" draw:caption-point-y="7.29mm">
              <dc:date>2018-08-26T00:00:00</dc:date>
              <text:p text:style-name="P1"><text:span text:style-name="T1">他シートでは利用しない</text:span></text:p>
            </office:annotation>
            <text:p>終了日</text:p>
          </table:table-cell>
          <table:table-cell table:number-columns-repeated="1020"/>
        </table:table-row>
        <table:table-row table:style-name="ro2">
          <table:table-cell table:style-name="ce55" office:value-type="string" calcext:value-type="string">
            <text:p>黒行</text:p>
          </table:table-cell>
          <table:table-cell table:style-name="ce65"/>
          <table:table-cell table:style-name="ce60" table:number-columns-repeated="1022"/>
        </table:table-row>
        <table:table-row table:style-name="ro2">
          <table:table-cell table:style-name="ce4" office:value-type="string" calcext:value-type="string">
            <text:p>00045454</text:p>
          </table:table-cell>
          <table:table-cell table:style-name="ce66" office:value-type="string" calcext:value-type="string">
            <text:p>患者 壱</text:p>
          </table:table-cell>
          <table:table-cell table:style-name="ce9" office:value-type="date" office:date-value="2018-08-26" calcext:value-type="date">
            <text:p>2018-8</text:p>
          </table:table-cell>
          <table:table-cell table:style-name="ce10"/>
          <table:table-cell table:style-name="ce59"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office:forms form:automatic-focus="false" form:apply-design-mode="false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1" table:number-columns-repeated="947" table:default-cell-style-name="ce53"/>
        <table:table-column table:style-name="co1" table:number-columns-repeated="72" table:default-cell-style-name="ce76"/>
        <table:table-row table:style-name="ro2">
          <table:table-cell table:style-name="ce67" office:value-type="string" calcext:value-type="string" table:number-columns-spanned="2" table:number-rows-spanned="1">
            <text:p>一覧へ</text:p>
          </table:table-cell>
          <table:covered-table-cell/>
          <table:table-cell table:style-name="ce67" office:value-type="string" calcext:value-type="string" table:number-columns-spanned="2" table:number-rows-spanned="1">
            <text:p>月更新</text:p>
          </table:table-cell>
          <table:covered-table-cell/>
          <table:table-cell table:style-name="ce56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68"/>
          <table:table-cell table:style-name="ce71" table:number-columns-repeated="2"/>
          <table:table-cell table:style-name="ce72"/>
          <table:table-cell table:style-name="ce74"/>
          <table:table-cell table:number-columns-repeated="1019"/>
        </table:table-row>
        <table:table-row table:style-name="ro2" table:number-rows-repeated="30">
          <table:table-cell table:style-name="ce69"/>
          <table:table-cell table:style-name="ce70" table:number-columns-repeated="2"/>
          <table:table-cell table:style-name="ce73"/>
          <table:table-cell table:style-name="ce75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8" table:number-columns-repeated="8" table:default-cell-style-name="ce53"/>
        <table:table-column table:style-name="co1" table:number-columns-repeated="955" table:default-cell-style-name="ce53"/>
        <table:table-column table:style-name="co1" table:number-columns-repeated="56" table:default-cell-style-name="ce76"/>
        <table:table-row table:style-name="ro2">
          <table:table-cell table:style-name="ce67" office:value-type="string" calcext:value-type="string" table:number-columns-spanned="2" table:number-rows-spanned="1">
            <text:p>一覧へ</text:p>
          </table:table-cell>
          <table:covered-table-cell/>
          <table:table-cell table:style-name="ce67" office:value-type="string" calcext:value-type="string" table:number-columns-spanned="2" table:number-rows-spanned="1">
            <text:p>月更新</text:p>
          </table:table-cell>
          <table:covered-table-cell/>
          <table:table-cell table:style-name="ce56" office:value-type="string" calcext:value-type="string">
            <text:p>00131570</text:p>
          </table:table-cell>
          <table:table-cell table:style-name="ce81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table:style-name="ce64"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3" office:value-type="float" office:value="33" calcext:value-type="float">
            <text:p>33</text:p>
          </table:table-cell>
          <table:table-cell table:style-name="ce79" office:value-type="date" office:date-value="2018-08-01" calcext:value-type="date">
            <text:p>2018/08/01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69" office:value-type="float" office:value="6" calcext:value-type="float">
            <text:p>6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2" table:style-name="ce70" office:value-type="float" office:value="9" calcext:value-type="float">
            <text:p>9</text:p>
          </table:table-cell>
          <table:table-cell table:style-name="ce70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2" office:value-type="float" office:value="33" calcext:value-type="float">
            <text:p>33</text:p>
          </table:table-cell>
          <table:table-cell table:style-name="ce80" office:value-type="date" office:date-value="2018-08-19" calcext:value-type="date">
            <text:p>2018/08/19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66" office:value-type="float" office:value="6" calcext:value-type="float">
            <text:p>6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59" office:value-type="float" office:value="9" calcext:value-type="float">
            <text:p>9</text:p>
          </table:table-cell>
          <table:table-cell table:style-name="ce59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 office:value-type="float" office:value="33" calcext:value-type="float">
            <text:p>33</text:p>
          </table:table-cell>
          <table:table-cell table:style-name="ce75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3"/>
          <table:table-cell table:style-name="ce75" office:value-type="date" office:date-value="2018-08-28" calcext:value-type="date">
            <text:p>2018/08/28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73"/>
          <table:table-cell table:style-name="ce75" office:value-type="date" office:date-value="2018-08-29" calcext:value-type="date">
            <text:p>2018/08/29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73"/>
          <table:table-cell table:style-name="ce75" office:value-type="date" office:date-value="2018-08-30" calcext:value-type="date">
            <text:p>2018/08/30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73"/>
          <table:table-cell table:style-name="ce75" office:value-type="date" office:date-value="2018-08-31" calcext:value-type="date">
            <text:p>2018/08/31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heckBox1sate": 0, "OptionCheck": false, "CloseCheck": true, "Width": 174, "Height": 113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CloseCheck": true, "Width": 164, "Height": 164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OptionCheck": false, "CloseCheck": true, "Width": 339, "Height": 77, "CheckBox2sate": 1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CloseCheck": false, "Width": 104, "Height": 75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1sate": 0, "OptionCheck": false, "CloseCheck": false, "Width": 104, "Height": 7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CloseCheck": true, "Width": 190, "Height": 119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OptionCheck": false, "CloseCheck": true, "Width": 340, "Height": 102, "CheckBox2sate": 1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CloseCheck": true, "Width": 104, "Height": 75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table table:name="00045454" table:style-name="ta1">
        <office:forms form:automatic-focus="false" form:apply-design-mode="false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8" table:number-columns-repeated="8" table:default-cell-style-name="ce53"/>
        <table:table-column table:style-name="co1" table:number-columns-repeated="939" table:default-cell-style-name="ce53"/>
        <table:table-column table:style-name="co1" table:number-columns-repeated="72" table:default-cell-style-name="ce76"/>
        <table:table-row table:style-name="ro2">
          <table:table-cell table:style-name="ce67" office:value-type="string" calcext:value-type="string" table:number-columns-spanned="2" table:number-rows-spanned="1">
            <text:p>一覧へ</text:p>
          </table:table-cell>
          <table:covered-table-cell/>
          <table:table-cell table:style-name="ce67" office:value-type="string" calcext:value-type="string" table:number-columns-spanned="2" table:number-rows-spanned="1">
            <text:p>月更新</text:p>
          </table:table-cell>
          <table:covered-table-cell/>
          <table:table-cell table:style-name="ce56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肉芽形成</text:p>
          </table:table-cell>
          <table:table-cell table:style-name="ce64"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31"/>
          <table:table-cell table:style-name="ce79" office:value-type="date" office:date-value="2018-08-01" calcext:value-type="date">
            <text:p>2018/08/01</text:p>
          </table:table-cell>
          <table:table-cell table:style-name="ce77" table:number-columns-repeated="3"/>
          <table:table-cell table:style-name="ce33"/>
          <table:table-cell table:style-name="ce77" table:number-columns-repeated="4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02" calcext:value-type="date">
            <text:p>2018/08/02</text:p>
          </table:table-cell>
          <table:table-cell table:style-name="ce77" table:number-columns-repeated="3"/>
          <table:table-cell table:style-name="ce33"/>
          <table:table-cell table:style-name="ce77" table:number-columns-repeated="4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03" calcext:value-type="date">
            <text:p>2018/08/03</text:p>
          </table:table-cell>
          <table:table-cell table:style-name="ce77" table:number-columns-repeated="3"/>
          <table:table-cell table:style-name="ce33"/>
          <table:table-cell table:style-name="ce77" table:number-columns-repeated="4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04" calcext:value-type="date">
            <text:p>2018/08/04</text:p>
          </table:table-cell>
          <table:table-cell table:style-name="ce77" table:number-columns-repeated="3"/>
          <table:table-cell table:style-name="ce33"/>
          <table:table-cell table:style-name="ce77" table:number-columns-repeated="4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05" calcext:value-type="date">
            <text:p>2018/08/05</text:p>
          </table:table-cell>
          <table:table-cell table:style-name="ce77" table:number-columns-repeated="3"/>
          <table:table-cell table:style-name="ce33"/>
          <table:table-cell table:style-name="ce77" table:number-columns-repeated="4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06" calcext:value-type="date">
            <text:p>2018/08/06</text:p>
          </table:table-cell>
          <table:table-cell table:style-name="ce77" table:number-columns-repeated="3"/>
          <table:table-cell table:style-name="ce33"/>
          <table:table-cell table:style-name="ce77" table:number-columns-repeated="4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32"/>
          <table:table-cell table:style-name="ce80" office:value-type="date" office:date-value="2018-08-07" calcext:value-type="date">
            <text:p>2018/08/07</text:p>
          </table:table-cell>
          <table:table-cell table:style-name="ce59" table:number-columns-repeated="3"/>
          <table:table-cell table:style-name="ce66"/>
          <table:table-cell table:style-name="ce59" table:number-columns-repeated="4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08" calcext:value-type="date">
            <text:p>2018/08/08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09" calcext:value-type="date">
            <text:p>2018/08/09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10" calcext:value-type="date">
            <text:p>2018/08/10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11" calcext:value-type="date">
            <text:p>2018/08/11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12" calcext:value-type="date">
            <text:p>2018/08/12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13" calcext:value-type="date">
            <text:p>2018/08/13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14" calcext:value-type="date">
            <text:p>2018/08/14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15" calcext:value-type="date">
            <text:p>2018/08/15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16" calcext:value-type="date">
            <text:p>2018/08/16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17" calcext:value-type="date">
            <text:p>2018/08/17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18" calcext:value-type="date">
            <text:p>2018/08/18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19" calcext:value-type="date">
            <text:p>2018/08/19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20" calcext:value-type="date">
            <text:p>2018/08/20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21" calcext:value-type="date">
            <text:p>2018/08/21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22" calcext:value-type="date">
            <text:p>2018/08/22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23" calcext:value-type="date">
            <text:p>2018/08/23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24" calcext:value-type="date">
            <text:p>2018/08/24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25" calcext:value-type="date">
            <text:p>2018/08/25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26" calcext:value-type="date">
            <text:p>2018/08/26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27" calcext:value-type="date">
            <text:p>2018/08/27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28" calcext:value-type="date">
            <text:p>2018/08/28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29" calcext:value-type="date">
            <text:p>2018/08/29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30" calcext:value-type="date">
            <text:p>2018/08/30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7" table:number-columns-repeated="3"/>
          <table:table-cell table:style-name="ce31"/>
          <table:table-cell table:style-name="ce75" office:value-type="date" office:date-value="2018-08-31" calcext:value-type="date">
            <text:p>2018/08/31</text:p>
          </table:table-cell>
          <table:table-cell table:number-columns-repeated="3"/>
          <table:table-cell table:style-name="ce64"/>
          <table:table-cell table:number-columns-repeated="1015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終了日" table:base-cell-address="$config.$B$18" table:cell-range-address="$config.$B$18"/>
        <table:named-range table:name="dialogstate_肉芽形成" table:base-cell-address="$config.$B$14" table:cell-range-address="$config.$B$14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00/00/00</text:date>, <text:time style:data-style-name="N2" text:time-value="00:08:55.62736955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7T00:10:54.976775838</dc:date>
    <meta:editing-duration>P1DT2H45M3S</meta:editing-duration>
    <meta:editing-cycles>352</meta:editing-cycles>
    <meta:generator>LibreOffice/5.4.1.2$Linux_x86 LibreOffice_project/ea7cb86e6eeb2bf3a5af73a8f7777ac570321527</meta:generator>
    <meta:print-date>2018-07-23T14:50:08.077559928</meta:print-date>
    <meta:document-statistic meta:table-count="5" meta:cell-count="399" meta:object-count="0"/>
  </office:meta>
</office:document-meta>
</file>